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bf00" draw:textarea-horizontal-align="justify" draw:textarea-vertical-align="middle" draw:auto-grow-height="false" fo:min-height="2.925cm" fo:min-width="5.596cm"/>
    </style:style>
    <style:style style:name="gr2" style:family="graphic" style:parent-style-name="objectwithoutfill">
      <style:graphic-properties svg:stroke-width="0.035cm" svg:stroke-color="#3465a4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35cm" svg:stroke-color="#3465a4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3465a4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cm" fo:min-width="10.134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Long_20_Dot"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cm" fo:min-width="10.134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solid"/>
      <style:paragraph-properties fo:text-align="end"/>
    </style:style>
    <style:style style:name="P5" style:family="paragraph">
      <loext:graphic-properties draw:fill="solid" draw:fill-color="#999999"/>
      <style:paragraph-properties fo:text-align="end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096cm" svg:height="3.175cm" svg:x="7.487cm" svg:y="14.47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096cm" svg:height="3.175cm" svg:x="7.487cm" svg:y="10.287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7.36cm" svg:y1="11.049cm" svg:x2="13.71cm" svg:y2="11.049cm">
              <text:p/>
            </draw:line>
            <draw:line draw:style-name="gr3" draw:text-style-name="P2" draw:layer="layout" svg:x1="7.233cm" svg:y1="11.176cm" svg:x2="13.837cm" svg:y2="11.176cm">
              <text:p/>
            </draw:line>
            <draw:line draw:style-name="gr4" draw:text-style-name="P2" draw:layer="layout" svg:x1="7.106cm" svg:y1="11.303cm" svg:x2="13.964cm" svg:y2="11.303cm">
              <text:p/>
            </draw:line>
            <draw:line draw:style-name="gr4" draw:text-style-name="P2" draw:layer="layout" svg:x1="6.979cm" svg:y1="11.43cm" svg:x2="14.091cm" svg:y2="11.43cm">
              <text:p/>
            </draw:line>
            <draw:line draw:style-name="gr4" draw:text-style-name="P2" draw:layer="layout" svg:x1="6.852cm" svg:y1="11.557cm" svg:x2="14.218cm" svg:y2="11.557cm">
              <text:p/>
            </draw:line>
            <draw:line draw:style-name="gr4" draw:text-style-name="P2" draw:layer="layout" svg:x1="6.725cm" svg:y1="11.684cm" svg:x2="14.345cm" svg:y2="11.684cm">
              <text:p/>
            </draw:line>
            <draw:line draw:style-name="gr4" draw:text-style-name="P2" draw:layer="layout" svg:x1="6.598cm" svg:y1="11.811cm" svg:x2="14.472cm" svg:y2="11.811cm">
              <text:p/>
            </draw:line>
            <draw:line draw:style-name="gr4" draw:text-style-name="P2" draw:layer="layout" svg:x1="6.471cm" svg:y1="11.938cm" svg:x2="14.599cm" svg:y2="11.938cm">
              <text:p/>
            </draw:line>
            <draw:line draw:style-name="gr4" draw:text-style-name="P2" draw:layer="layout" svg:x1="6.344cm" svg:y1="12.065cm" svg:x2="14.726cm" svg:y2="12.065cm">
              <text:p/>
            </draw:line>
            <draw:line draw:style-name="gr4" draw:text-style-name="P2" draw:layer="layout" svg:x1="6.217cm" svg:y1="12.192cm" svg:x2="14.853cm" svg:y2="12.192cm">
              <text:p/>
            </draw:line>
            <draw:line draw:style-name="gr4" draw:text-style-name="P2" draw:layer="layout" svg:x1="6.09cm" svg:y1="12.319cm" svg:x2="14.98cm" svg:y2="12.319cm">
              <text:p/>
            </draw:line>
            <draw:line draw:style-name="gr4" draw:text-style-name="P2" draw:layer="layout" svg:x1="5.963cm" svg:y1="12.446cm" svg:x2="15.107cm" svg:y2="12.446cm">
              <text:p/>
            </draw:line>
            <draw:line draw:style-name="gr4" draw:text-style-name="P2" draw:layer="layout" svg:x1="5.836cm" svg:y1="12.573cm" svg:x2="15.234cm" svg:y2="12.573cm">
              <text:p/>
            </draw:line>
            <draw:line draw:style-name="gr4" draw:text-style-name="P2" draw:layer="layout" svg:x1="5.709cm" svg:y1="12.7cm" svg:x2="15.361cm" svg:y2="12.7cm">
              <text:p/>
            </draw:line>
            <draw:line draw:style-name="gr4" draw:text-style-name="P2" draw:layer="layout" svg:x1="15.361cm" svg:y1="12.7cm" svg:x2="15.361cm" svg:y2="8.509cm">
              <text:p/>
            </draw:line>
            <draw:line draw:style-name="gr4" draw:text-style-name="P2" draw:layer="layout" svg:x1="15.361cm" svg:y1="8.509cm" svg:x2="5.836cm" svg:y2="8.509cm">
              <text:p/>
            </draw:line>
            <draw:line draw:style-name="gr4" draw:text-style-name="P2" draw:layer="layout" svg:x1="5.836cm" svg:y1="12.573cm" svg:x2="5.836cm" svg:y2="8.509cm">
              <text:p/>
            </draw:line>
            <draw:line draw:style-name="gr4" draw:text-style-name="P2" draw:layer="layout" svg:x1="15.234cm" svg:y1="12.573cm" svg:x2="15.234cm" svg:y2="8.636cm">
              <text:p/>
            </draw:line>
            <draw:line draw:style-name="gr4" draw:text-style-name="P2" draw:layer="layout" svg:x1="15.234cm" svg:y1="8.636cm" svg:x2="5.963cm" svg:y2="8.636cm">
              <text:p/>
            </draw:line>
            <draw:line draw:style-name="gr4" draw:text-style-name="P2" draw:layer="layout" svg:x1="5.963cm" svg:y1="8.636cm" svg:x2="5.963cm" svg:y2="12.446cm">
              <text:p/>
            </draw:line>
            <draw:line draw:style-name="gr4" draw:text-style-name="P2" draw:layer="layout" svg:x1="15.107cm" svg:y1="12.446cm" svg:x2="15.107cm" svg:y2="8.763cm">
              <text:p/>
            </draw:line>
            <draw:line draw:style-name="gr4" draw:text-style-name="P2" draw:layer="layout" svg:x1="15.107cm" svg:y1="8.763cm" svg:x2="6.09cm" svg:y2="8.763cm">
              <text:p/>
            </draw:line>
            <draw:line draw:style-name="gr4" draw:text-style-name="P2" draw:layer="layout" svg:x1="6.09cm" svg:y1="8.763cm" svg:x2="6.09cm" svg:y2="12.319cm">
              <text:p/>
            </draw:line>
            <draw:line draw:style-name="gr4" draw:text-style-name="P2" draw:layer="layout" svg:x1="14.98cm" svg:y1="12.319cm" svg:x2="14.98cm" svg:y2="8.89cm">
              <text:p/>
            </draw:line>
            <draw:line draw:style-name="gr4" draw:text-style-name="P2" draw:layer="layout" svg:x1="14.98cm" svg:y1="8.89cm" svg:x2="6.217cm" svg:y2="8.89cm">
              <text:p/>
            </draw:line>
            <draw:line draw:style-name="gr4" draw:text-style-name="P2" draw:layer="layout" svg:x1="6.217cm" svg:y1="8.89cm" svg:x2="6.217cm" svg:y2="12.192cm">
              <text:p/>
            </draw:line>
            <draw:line draw:style-name="gr4" draw:text-style-name="P2" draw:layer="layout" svg:x1="14.853cm" svg:y1="12.192cm" svg:x2="14.853cm" svg:y2="9.017cm">
              <text:p/>
            </draw:line>
            <draw:line draw:style-name="gr4" draw:text-style-name="P2" draw:layer="layout" svg:x1="14.853cm" svg:y1="9.017cm" svg:x2="6.344cm" svg:y2="9.017cm">
              <text:p/>
            </draw:line>
            <draw:line draw:style-name="gr4" draw:text-style-name="P2" draw:layer="layout" svg:x1="6.344cm" svg:y1="9.017cm" svg:x2="6.344cm" svg:y2="12.065cm">
              <text:p/>
            </draw:line>
            <draw:line draw:style-name="gr4" draw:text-style-name="P2" draw:layer="layout" svg:x1="14.726cm" svg:y1="12.065cm" svg:x2="14.726cm" svg:y2="9.144cm">
              <text:p/>
            </draw:line>
            <draw:line draw:style-name="gr4" draw:text-style-name="P2" draw:layer="layout" svg:x1="14.726cm" svg:y1="9.144cm" svg:x2="6.471cm" svg:y2="9.144cm">
              <text:p/>
            </draw:line>
            <draw:line draw:style-name="gr4" draw:text-style-name="P2" draw:layer="layout" svg:x1="6.471cm" svg:y1="9.144cm" svg:x2="6.471cm" svg:y2="11.938cm">
              <text:p/>
            </draw:line>
            <draw:line draw:style-name="gr4" draw:text-style-name="P2" draw:layer="layout" svg:x1="14.599cm" svg:y1="11.938cm" svg:x2="14.599cm" svg:y2="9.271cm">
              <text:p/>
            </draw:line>
            <draw:line draw:style-name="gr4" draw:text-style-name="P2" draw:layer="layout" svg:x1="14.599cm" svg:y1="9.271cm" svg:x2="6.598cm" svg:y2="9.271cm">
              <text:p/>
            </draw:line>
            <draw:line draw:style-name="gr4" draw:text-style-name="P2" draw:layer="layout" svg:x1="6.598cm" svg:y1="9.271cm" svg:x2="6.598cm" svg:y2="11.811cm">
              <text:p/>
            </draw:line>
            <draw:line draw:style-name="gr4" draw:text-style-name="P2" draw:layer="layout" svg:x1="14.472cm" svg:y1="11.811cm" svg:x2="14.472cm" svg:y2="9.398cm">
              <text:p/>
            </draw:line>
            <draw:line draw:style-name="gr4" draw:text-style-name="P2" draw:layer="layout" svg:x1="14.472cm" svg:y1="9.398cm" svg:x2="6.725cm" svg:y2="9.398cm">
              <text:p/>
            </draw:line>
            <draw:line draw:style-name="gr4" draw:text-style-name="P2" draw:layer="layout" svg:x1="6.725cm" svg:y1="9.398cm" svg:x2="6.725cm" svg:y2="11.684cm">
              <text:p/>
            </draw:line>
            <draw:line draw:style-name="gr4" draw:text-style-name="P2" draw:layer="layout" svg:x1="14.345cm" svg:y1="11.684cm" svg:x2="14.345cm" svg:y2="9.525cm">
              <text:p/>
            </draw:line>
            <draw:line draw:style-name="gr4" draw:text-style-name="P2" draw:layer="layout" svg:x1="14.345cm" svg:y1="9.525cm" svg:x2="6.852cm" svg:y2="9.525cm">
              <text:p/>
            </draw:line>
            <draw:line draw:style-name="gr4" draw:text-style-name="P2" draw:layer="layout" svg:x1="6.852cm" svg:y1="11.557cm" svg:x2="6.852cm" svg:y2="9.525cm">
              <text:p/>
            </draw:line>
            <draw:line draw:style-name="gr4" draw:text-style-name="P2" draw:layer="layout" svg:x1="14.218cm" svg:y1="11.557cm" svg:x2="14.218cm" svg:y2="9.652cm">
              <text:p/>
            </draw:line>
            <draw:line draw:style-name="gr4" draw:text-style-name="P2" draw:layer="layout" svg:x1="14.218cm" svg:y1="9.652cm" svg:x2="6.979cm" svg:y2="9.652cm">
              <text:p/>
            </draw:line>
            <draw:line draw:style-name="gr4" draw:text-style-name="P2" draw:layer="layout" svg:x1="6.979cm" svg:y1="9.652cm" svg:x2="6.979cm" svg:y2="11.43cm">
              <text:p/>
            </draw:line>
            <draw:line draw:style-name="gr4" draw:text-style-name="P2" draw:layer="layout" svg:x1="14.091cm" svg:y1="11.43cm" svg:x2="14.091cm" svg:y2="9.779cm">
              <text:p/>
            </draw:line>
            <draw:line draw:style-name="gr4" draw:text-style-name="P2" draw:layer="layout" svg:x1="14.091cm" svg:y1="9.779cm" svg:x2="7.106cm" svg:y2="9.779cm">
              <text:p/>
            </draw:line>
            <draw:line draw:style-name="gr4" draw:text-style-name="P2" draw:layer="layout" svg:x1="7.106cm" svg:y1="9.779cm" svg:x2="7.106cm" svg:y2="11.303cm">
              <text:p/>
            </draw:line>
            <draw:line draw:style-name="gr4" draw:text-style-name="P2" draw:layer="layout" svg:x1="13.964cm" svg:y1="11.303cm" svg:x2="13.964cm" svg:y2="9.906cm">
              <text:p/>
            </draw:line>
            <draw:line draw:style-name="gr4" draw:text-style-name="P2" draw:layer="layout" svg:x1="13.964cm" svg:y1="9.906cm" svg:x2="7.233cm" svg:y2="9.906cm">
              <text:p/>
            </draw:line>
            <draw:line draw:style-name="gr4" draw:text-style-name="P2" draw:layer="layout" svg:x1="7.233cm" svg:y1="9.906cm" svg:x2="7.233cm" svg:y2="11.176cm">
              <text:p/>
            </draw:line>
            <draw:line draw:style-name="gr4" draw:text-style-name="P2" draw:layer="layout" svg:x1="13.837cm" svg:y1="11.176cm" svg:x2="13.837cm" svg:y2="10.033cm">
              <text:p/>
            </draw:line>
            <draw:line draw:style-name="gr4" draw:text-style-name="P2" draw:layer="layout" svg:x1="13.837cm" svg:y1="10.033cm" svg:x2="7.36cm" svg:y2="10.033cm">
              <text:p/>
            </draw:line>
            <draw:line draw:style-name="gr4" draw:text-style-name="P2" draw:layer="layout" svg:x1="7.36cm" svg:y1="10.033cm" svg:x2="7.36cm" svg:y2="11.049cm">
              <text:p/>
            </draw:line>
            <draw:line draw:style-name="gr4" draw:text-style-name="P2" draw:layer="layout" svg:x1="13.71cm" svg:y1="11.049cm" svg:x2="13.71cm" svg:y2="10.16cm">
              <text:p/>
            </draw:line>
            <draw:line draw:style-name="gr4" draw:text-style-name="P2" draw:layer="layout" svg:x1="13.71cm" svg:y1="10.16cm" svg:x2="7.487cm" svg:y2="10.16cm">
              <text:p/>
            </draw:line>
          </draw:g>
          <draw:g>
            <draw:custom-shape draw:style-name="gr5" draw:text-style-name="P3" draw:layer="layout" svg:width="10.668cm" svg:height="0.254cm" svg:x="5.201cm" svg:y="12.954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2" draw:layer="layout" svg:x1="5.201cm" svg:y1="13.081cm" svg:x2="15.869cm" svg:y2="13.081cm">
              <text:p/>
            </draw:line>
            <draw:line draw:style-name="gr7" draw:text-style-name="P2" draw:layer="layout" svg:x1="5.201cm" svg:y1="13.081cm" svg:x2="4.82cm" svg:y2="13.081cm">
              <text:p/>
            </draw:line>
            <draw:line draw:style-name="gr7" draw:text-style-name="P2" draw:layer="layout" svg:x1="15.869cm" svg:y1="13.081cm" svg:x2="16.25cm" svg:y2="13.081cm">
              <text:p/>
            </draw:line>
          </draw:g>
          <draw:g>
            <draw:line draw:style-name="gr2" draw:text-style-name="P4" draw:layer="layout" svg:x1="13.71cm" svg:y1="16.891cm" svg:x2="7.36cm" svg:y2="16.891cm">
              <text:p/>
            </draw:line>
            <draw:line draw:style-name="gr3" draw:text-style-name="P4" draw:layer="layout" svg:x1="13.837cm" svg:y1="16.764cm" svg:x2="7.233cm" svg:y2="16.764cm">
              <text:p/>
            </draw:line>
            <draw:line draw:style-name="gr4" draw:text-style-name="P4" draw:layer="layout" svg:x1="13.964cm" svg:y1="16.637cm" svg:x2="7.106cm" svg:y2="16.637cm">
              <text:p/>
            </draw:line>
            <draw:line draw:style-name="gr4" draw:text-style-name="P4" draw:layer="layout" svg:x1="14.091cm" svg:y1="16.51cm" svg:x2="6.979cm" svg:y2="16.51cm">
              <text:p/>
            </draw:line>
            <draw:line draw:style-name="gr4" draw:text-style-name="P4" draw:layer="layout" svg:x1="14.218cm" svg:y1="16.383cm" svg:x2="6.852cm" svg:y2="16.383cm">
              <text:p/>
            </draw:line>
            <draw:line draw:style-name="gr4" draw:text-style-name="P4" draw:layer="layout" svg:x1="14.345cm" svg:y1="16.256cm" svg:x2="6.725cm" svg:y2="16.256cm">
              <text:p/>
            </draw:line>
            <draw:line draw:style-name="gr4" draw:text-style-name="P4" draw:layer="layout" svg:x1="14.472cm" svg:y1="16.129cm" svg:x2="6.598cm" svg:y2="16.129cm">
              <text:p/>
            </draw:line>
            <draw:line draw:style-name="gr4" draw:text-style-name="P4" draw:layer="layout" svg:x1="14.599cm" svg:y1="16.002cm" svg:x2="6.471cm" svg:y2="16.002cm">
              <text:p/>
            </draw:line>
            <draw:line draw:style-name="gr4" draw:text-style-name="P4" draw:layer="layout" svg:x1="14.726cm" svg:y1="15.875cm" svg:x2="6.344cm" svg:y2="15.875cm">
              <text:p/>
            </draw:line>
            <draw:line draw:style-name="gr4" draw:text-style-name="P4" draw:layer="layout" svg:x1="14.853cm" svg:y1="15.748cm" svg:x2="6.217cm" svg:y2="15.748cm">
              <text:p/>
            </draw:line>
            <draw:line draw:style-name="gr4" draw:text-style-name="P4" draw:layer="layout" svg:x1="14.98cm" svg:y1="15.621cm" svg:x2="6.09cm" svg:y2="15.621cm">
              <text:p/>
            </draw:line>
            <draw:line draw:style-name="gr4" draw:text-style-name="P4" draw:layer="layout" svg:x1="15.107cm" svg:y1="15.494cm" svg:x2="5.963cm" svg:y2="15.494cm">
              <text:p/>
            </draw:line>
            <draw:line draw:style-name="gr4" draw:text-style-name="P4" draw:layer="layout" svg:x1="15.234cm" svg:y1="15.367cm" svg:x2="5.836cm" svg:y2="15.367cm">
              <text:p/>
            </draw:line>
            <draw:line draw:style-name="gr4" draw:text-style-name="P4" draw:layer="layout" svg:x1="15.361cm" svg:y1="15.24cm" svg:x2="5.709cm" svg:y2="15.24cm">
              <text:p/>
            </draw:line>
            <draw:line draw:style-name="gr4" draw:text-style-name="P4" draw:layer="layout" svg:x1="5.709cm" svg:y1="15.24cm" svg:x2="5.709cm" svg:y2="19.431cm">
              <text:p/>
            </draw:line>
            <draw:line draw:style-name="gr4" draw:text-style-name="P4" draw:layer="layout" svg:x1="5.709cm" svg:y1="19.431cm" svg:x2="15.234cm" svg:y2="19.431cm">
              <text:p/>
            </draw:line>
            <draw:line draw:style-name="gr4" draw:text-style-name="P4" draw:layer="layout" svg:x1="15.234cm" svg:y1="15.367cm" svg:x2="15.234cm" svg:y2="19.431cm">
              <text:p/>
            </draw:line>
            <draw:line draw:style-name="gr4" draw:text-style-name="P4" draw:layer="layout" svg:x1="5.836cm" svg:y1="15.367cm" svg:x2="5.836cm" svg:y2="19.304cm">
              <text:p/>
            </draw:line>
            <draw:line draw:style-name="gr4" draw:text-style-name="P4" draw:layer="layout" svg:x1="5.836cm" svg:y1="19.304cm" svg:x2="15.107cm" svg:y2="19.304cm">
              <text:p/>
            </draw:line>
            <draw:line draw:style-name="gr4" draw:text-style-name="P4" draw:layer="layout" svg:x1="15.107cm" svg:y1="19.304cm" svg:x2="15.107cm" svg:y2="15.494cm">
              <text:p/>
            </draw:line>
            <draw:line draw:style-name="gr4" draw:text-style-name="P4" draw:layer="layout" svg:x1="5.963cm" svg:y1="15.494cm" svg:x2="5.963cm" svg:y2="19.177cm">
              <text:p/>
            </draw:line>
            <draw:line draw:style-name="gr4" draw:text-style-name="P4" draw:layer="layout" svg:x1="5.963cm" svg:y1="19.177cm" svg:x2="14.98cm" svg:y2="19.177cm">
              <text:p/>
            </draw:line>
            <draw:line draw:style-name="gr4" draw:text-style-name="P4" draw:layer="layout" svg:x1="14.98cm" svg:y1="19.177cm" svg:x2="14.98cm" svg:y2="15.621cm">
              <text:p/>
            </draw:line>
            <draw:line draw:style-name="gr4" draw:text-style-name="P4" draw:layer="layout" svg:x1="6.09cm" svg:y1="15.621cm" svg:x2="6.09cm" svg:y2="19.05cm">
              <text:p/>
            </draw:line>
            <draw:line draw:style-name="gr4" draw:text-style-name="P4" draw:layer="layout" svg:x1="6.09cm" svg:y1="19.05cm" svg:x2="14.853cm" svg:y2="19.05cm">
              <text:p/>
            </draw:line>
            <draw:line draw:style-name="gr4" draw:text-style-name="P4" draw:layer="layout" svg:x1="14.853cm" svg:y1="19.05cm" svg:x2="14.853cm" svg:y2="15.748cm">
              <text:p/>
            </draw:line>
            <draw:line draw:style-name="gr4" draw:text-style-name="P4" draw:layer="layout" svg:x1="6.217cm" svg:y1="15.748cm" svg:x2="6.217cm" svg:y2="18.923cm">
              <text:p/>
            </draw:line>
            <draw:line draw:style-name="gr4" draw:text-style-name="P4" draw:layer="layout" svg:x1="6.217cm" svg:y1="18.923cm" svg:x2="14.726cm" svg:y2="18.923cm">
              <text:p/>
            </draw:line>
            <draw:line draw:style-name="gr4" draw:text-style-name="P4" draw:layer="layout" svg:x1="14.726cm" svg:y1="18.923cm" svg:x2="14.726cm" svg:y2="15.875cm">
              <text:p/>
            </draw:line>
            <draw:line draw:style-name="gr4" draw:text-style-name="P4" draw:layer="layout" svg:x1="6.344cm" svg:y1="15.875cm" svg:x2="6.344cm" svg:y2="18.796cm">
              <text:p/>
            </draw:line>
            <draw:line draw:style-name="gr4" draw:text-style-name="P4" draw:layer="layout" svg:x1="6.344cm" svg:y1="18.796cm" svg:x2="14.599cm" svg:y2="18.796cm">
              <text:p/>
            </draw:line>
            <draw:line draw:style-name="gr4" draw:text-style-name="P4" draw:layer="layout" svg:x1="14.599cm" svg:y1="18.796cm" svg:x2="14.599cm" svg:y2="16.002cm">
              <text:p/>
            </draw:line>
            <draw:line draw:style-name="gr4" draw:text-style-name="P4" draw:layer="layout" svg:x1="6.471cm" svg:y1="16.002cm" svg:x2="6.471cm" svg:y2="18.669cm">
              <text:p/>
            </draw:line>
            <draw:line draw:style-name="gr4" draw:text-style-name="P4" draw:layer="layout" svg:x1="6.471cm" svg:y1="18.669cm" svg:x2="14.472cm" svg:y2="18.669cm">
              <text:p/>
            </draw:line>
            <draw:line draw:style-name="gr4" draw:text-style-name="P4" draw:layer="layout" svg:x1="14.472cm" svg:y1="18.669cm" svg:x2="14.472cm" svg:y2="16.129cm">
              <text:p/>
            </draw:line>
            <draw:line draw:style-name="gr4" draw:text-style-name="P4" draw:layer="layout" svg:x1="6.598cm" svg:y1="16.129cm" svg:x2="6.598cm" svg:y2="18.542cm">
              <text:p/>
            </draw:line>
            <draw:line draw:style-name="gr4" draw:text-style-name="P4" draw:layer="layout" svg:x1="6.598cm" svg:y1="18.542cm" svg:x2="14.345cm" svg:y2="18.542cm">
              <text:p/>
            </draw:line>
            <draw:line draw:style-name="gr4" draw:text-style-name="P4" draw:layer="layout" svg:x1="14.345cm" svg:y1="18.542cm" svg:x2="14.345cm" svg:y2="16.256cm">
              <text:p/>
            </draw:line>
            <draw:line draw:style-name="gr4" draw:text-style-name="P4" draw:layer="layout" svg:x1="6.725cm" svg:y1="16.256cm" svg:x2="6.725cm" svg:y2="18.415cm">
              <text:p/>
            </draw:line>
            <draw:line draw:style-name="gr4" draw:text-style-name="P4" draw:layer="layout" svg:x1="6.725cm" svg:y1="18.415cm" svg:x2="14.218cm" svg:y2="18.415cm">
              <text:p/>
            </draw:line>
            <draw:line draw:style-name="gr4" draw:text-style-name="P4" draw:layer="layout" svg:x1="14.218cm" svg:y1="16.383cm" svg:x2="14.218cm" svg:y2="18.415cm">
              <text:p/>
            </draw:line>
            <draw:line draw:style-name="gr4" draw:text-style-name="P4" draw:layer="layout" svg:x1="6.852cm" svg:y1="16.383cm" svg:x2="6.852cm" svg:y2="18.288cm">
              <text:p/>
            </draw:line>
            <draw:line draw:style-name="gr4" draw:text-style-name="P4" draw:layer="layout" svg:x1="6.852cm" svg:y1="18.288cm" svg:x2="14.091cm" svg:y2="18.288cm">
              <text:p/>
            </draw:line>
            <draw:line draw:style-name="gr4" draw:text-style-name="P4" draw:layer="layout" svg:x1="14.091cm" svg:y1="18.288cm" svg:x2="14.091cm" svg:y2="16.51cm">
              <text:p/>
            </draw:line>
            <draw:line draw:style-name="gr4" draw:text-style-name="P4" draw:layer="layout" svg:x1="6.979cm" svg:y1="16.51cm" svg:x2="6.979cm" svg:y2="18.161cm">
              <text:p/>
            </draw:line>
            <draw:line draw:style-name="gr4" draw:text-style-name="P4" draw:layer="layout" svg:x1="6.979cm" svg:y1="18.161cm" svg:x2="13.964cm" svg:y2="18.161cm">
              <text:p/>
            </draw:line>
            <draw:line draw:style-name="gr4" draw:text-style-name="P4" draw:layer="layout" svg:x1="13.964cm" svg:y1="18.161cm" svg:x2="13.964cm" svg:y2="16.637cm">
              <text:p/>
            </draw:line>
            <draw:line draw:style-name="gr4" draw:text-style-name="P4" draw:layer="layout" svg:x1="7.106cm" svg:y1="16.637cm" svg:x2="7.106cm" svg:y2="18.034cm">
              <text:p/>
            </draw:line>
            <draw:line draw:style-name="gr4" draw:text-style-name="P4" draw:layer="layout" svg:x1="7.106cm" svg:y1="18.034cm" svg:x2="13.837cm" svg:y2="18.034cm">
              <text:p/>
            </draw:line>
            <draw:line draw:style-name="gr4" draw:text-style-name="P4" draw:layer="layout" svg:x1="13.837cm" svg:y1="18.034cm" svg:x2="13.837cm" svg:y2="16.764cm">
              <text:p/>
            </draw:line>
            <draw:line draw:style-name="gr4" draw:text-style-name="P4" draw:layer="layout" svg:x1="7.233cm" svg:y1="16.764cm" svg:x2="7.233cm" svg:y2="17.907cm">
              <text:p/>
            </draw:line>
            <draw:line draw:style-name="gr4" draw:text-style-name="P4" draw:layer="layout" svg:x1="7.233cm" svg:y1="17.907cm" svg:x2="13.71cm" svg:y2="17.907cm">
              <text:p/>
            </draw:line>
            <draw:line draw:style-name="gr4" draw:text-style-name="P4" draw:layer="layout" svg:x1="13.71cm" svg:y1="17.907cm" svg:x2="13.71cm" svg:y2="16.891cm">
              <text:p/>
            </draw:line>
            <draw:line draw:style-name="gr4" draw:text-style-name="P4" draw:layer="layout" svg:x1="7.36cm" svg:y1="16.891cm" svg:x2="7.36cm" svg:y2="17.78cm">
              <text:p/>
            </draw:line>
            <draw:line draw:style-name="gr4" draw:text-style-name="P4" draw:layer="layout" svg:x1="7.36cm" svg:y1="17.78cm" svg:x2="13.583cm" svg:y2="17.78cm">
              <text:p/>
            </draw:line>
          </draw:g>
          <draw:g>
            <draw:custom-shape draw:style-name="gr8" draw:text-style-name="P5" draw:layer="layout" svg:width="10.668cm" svg:height="0.254cm" svg:x="5.201cm" svg:y="14.732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line draw:style-name="gr6" draw:text-style-name="P4" draw:layer="layout" svg:x1="15.869cm" svg:y1="14.859cm" svg:x2="5.201cm" svg:y2="14.859cm">
              <text:p/>
            </draw:line>
            <draw:line draw:style-name="gr7" draw:text-style-name="P4" draw:layer="layout" svg:x1="15.869cm" svg:y1="14.859cm" svg:x2="16.25cm" svg:y2="14.859cm">
              <text:p/>
            </draw:line>
            <draw:line draw:style-name="gr7" draw:text-style-name="P4" draw:layer="layout" svg:x1="5.201cm" svg:y1="14.859cm" svg:x2="4.82cm" svg:y2="14.859cm">
              <text:p/>
            </draw:line>
            <draw:frame draw:style-name="gr9" draw:text-style-name="P6" draw:layer="layout" svg:width="0.853cm" svg:height="0.962cm" svg:x="3.958cm" svg:y="9.678cm">
              <draw:text-box>
                <text:p>1</text:p>
              </draw:text-box>
            </draw:frame>
            <draw:frame draw:style-name="gr9" draw:text-style-name="P6" draw:layer="layout" svg:width="0.853cm" svg:height="0.962cm" svg:x="3.97cm" svg:y="12.601cm">
              <draw:text-box>
                <text:p>2</text:p>
              </draw:text-box>
            </draw:frame>
            <draw:frame draw:style-name="gr9" draw:text-style-name="P6" draw:layer="layout" svg:width="0.853cm" svg:height="0.962cm" svg:x="3.972cm" svg:y="13.487cm">
              <draw:text-box>
                <text:p>3</text:p>
              </draw:text-box>
            </draw:frame>
            <draw:frame draw:style-name="gr9" draw:text-style-name="P6" draw:layer="layout" svg:width="0.853cm" svg:height="0.962cm" svg:x="3.972cm" svg:y="14.38cm">
              <draw:text-box>
                <text:p>4</text:p>
              </draw:text-box>
            </draw:frame>
            <draw:frame draw:style-name="gr9" draw:text-style-name="P6" draw:layer="layout" svg:width="0.853cm" svg:height="0.962cm" svg:x="16.249cm" svg:y="17.298cm">
              <draw:text-box>
                <text:p>5</text:p>
              </draw:text-box>
            </draw:frame>
            <draw:frame draw:style-name="gr9" draw:text-style-name="P6" draw:layer="layout" svg:width="0.853cm" svg:height="0.962cm" svg:x="16.251cm" svg:y="14.379cm">
              <draw:text-box>
                <text:p>6</text:p>
              </draw:text-box>
            </draw:frame>
            <draw:frame draw:style-name="gr9" draw:text-style-name="P6" draw:layer="layout" svg:width="0.853cm" svg:height="0.962cm" svg:x="16.243cm" svg:y="13.488cm">
              <draw:text-box>
                <text:p>7</text:p>
              </draw:text-box>
            </draw:frame>
            <draw:frame draw:style-name="gr9" draw:text-style-name="P6" draw:layer="layout" svg:width="0.853cm" svg:height="0.962cm" svg:x="16.25cm" svg:y="12.602cm">
              <draw:text-box>
                <text:p>8</text:p>
              </draw:text-box>
            </draw:frame>
          </draw:g>
          <draw:path draw:style-name="gr4" draw:text-style-name="P2" draw:layer="layout" svg:width="1.918cm" svg:height="0.87cm" draw:transform="skewX (0.400727596257898) rotate (-2.62986211690506) translate (7.48700000801356cm 10.1600000718956cm)" svg:viewBox="0 0 1919 871" svg:d="M0 0c1165 0 1919 871 1919 871">
            <text:p/>
          </draw:path>
          <draw:line draw:style-name="gr4" draw:text-style-name="P2" draw:layer="layout" svg:x1="5.709cm" svg:y1="10.16cm" svg:x2="4.82cm" svg:y2="10.16cm">
            <text:p/>
          </draw:line>
          <draw:line draw:style-name="gr10" draw:text-style-name="P2" draw:layer="layout" svg:x1="5.201cm" svg:y1="12.954cm" svg:x2="5.201cm" svg:y2="10.16cm">
            <text:p/>
          </draw:line>
          <draw:path draw:style-name="gr4" draw:text-style-name="P2" draw:layer="layout" svg:width="2.027cm" svg:height="0.914cm" draw:transform="skewX (-0.503178423349965) rotate (-0.540877535193043) translate (13.6223860227238cm 16.7357482853884cm)" svg:viewBox="0 0 2028 915" svg:d="M0 915c1117 1 2028-915 2028-915">
            <text:p/>
          </draw:path>
          <draw:line draw:style-name="gr4" draw:text-style-name="P2" draw:layer="layout" svg:x1="15.361cm" svg:y1="17.78cm" svg:x2="16.25cm" svg:y2="17.78cm">
            <text:p/>
          </draw:line>
          <draw:line draw:style-name="gr10" draw:text-style-name="P2" draw:layer="layout" svg:x1="15.869cm" svg:y1="14.986cm" svg:x2="15.869cm" svg:y2="17.78cm">
            <text:p/>
          </draw:line>
          <draw:custom-shape draw:style-name="gr11" draw:text-style-name="P7" draw:layer="layout" svg:width="0.127cm" svg:height="0.127cm" svg:x="5.139cm" svg:y="10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27cm" svg:height="0.127cm" svg:x="15.807cm" svg:y="17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2" draw:layer="layout" svg:width="0.864cm" svg:height="0.465cm" draw:transform="skewX (0.512428668385535) rotate (-0.912458132942636) translate (5.709cm 12.7cm)" svg:viewBox="0 0 865 466" svg:d="M0 0c481 5 865 466 865 466">
            <text:p/>
          </draw:path>
          <draw:line draw:style-name="gr4" draw:text-style-name="P2" draw:layer="layout" svg:x1="5.709cm" svg:y1="13.462cm" svg:x2="5.709cm" svg:y2="13.97cm">
            <text:p/>
          </draw:line>
          <draw:line draw:style-name="gr4" draw:text-style-name="P2" draw:layer="layout" svg:x1="5.709cm" svg:y1="13.97cm" svg:x2="4.82cm" svg:y2="13.97cm">
            <text:p/>
          </draw:line>
          <draw:path draw:style-name="gr4" draw:text-style-name="P2" draw:layer="layout" svg:width="0.538cm" svg:height="0.538cm" draw:transform="rotate (2.35619449019234) translate (15.361cm 15.24cm)" svg:viewBox="0 0 539 539" svg:d="M0 0c539 0 539 539 539 539">
            <text:p/>
          </draw:path>
          <draw:line draw:style-name="gr4" draw:text-style-name="P2" draw:layer="layout" svg:x1="15.361cm" svg:y1="14.478cm" svg:x2="15.361cm" svg:y2="13.97cm">
            <text:p/>
          </draw:line>
          <draw:line draw:style-name="gr4" draw:text-style-name="P2" draw:layer="layout" svg:x1="16.25cm" svg:y1="13.97cm" svg:x2="15.361cm" svg:y2="13.97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1:33:18.038253684</meta:creation-date>
    <dc:date>2020-05-20T12:44:22.651089714</dc:date>
    <meta:editing-duration>PT50M19S</meta:editing-duration>
    <meta:editing-cycles>10</meta:editing-cycles>
    <meta:generator>LibreOffice/6.4.3.2$Linux_X86_64 LibreOffice_project/40$Build-2</meta:generator>
    <meta:document-statistic meta:object-count="147"/>
  </office:meta>
</office:document-meta>
</file>